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2" draw:id="id12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3" draw:id="id13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2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3" draw:end-glue-point="4" svg:d="M39813 25205l4000 2238" svg:viewBox="0 0 40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4:14.674723891</dc:date>
    <dc:creator>elucterio </dc:creator>
    <meta:editing-duration>PT1H35M48S</meta:editing-duration>
    <meta:editing-cycles>11</meta:editing-cycles>
    <meta:generator>LibreOffice/4.2.8.2$Linux_X86_64 LibreOffice_project/420m0$Build-2</meta:generator>
    <meta:document-statistic meta:object-count="71"/>
  </office:meta>
</office:document-meta>
</file>